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1" svg:font-family="'Liberation Sans'"/>
    <style:font-face style:name="Liberation Sans1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6.757cm"/>
    </style:style>
    <style:style style:name="co6" style:family="table-column">
      <style:table-column-properties fo:break-before="auto" style:column-width="11.289cm"/>
    </style:style>
    <style:style style:name="co7" style:family="table-column">
      <style:table-column-properties fo:break-before="auto" style:column-width="11.13cm"/>
    </style:style>
    <style:style style:name="co8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7.63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711cm" fo:break-before="auto" style:use-optimal-row-height="true"/>
    </style:style>
    <style:style style:name="ro19" style:family="table-row">
      <style:table-row-properties style:row-height="2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2.027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499cm" fo:break-before="auto" style:use-optimal-row-height="true"/>
    </style:style>
    <style:style style:name="ro25" style:family="table-row">
      <style:table-row-properties style:row-height="4.948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6.054cm" fo:break-before="auto" style:use-optimal-row-height="true"/>
    </style:style>
    <style:style style:name="ro28" style:family="table-row">
      <style:table-row-properties style:row-height="2.29cm" fo:break-before="auto" style:use-optimal-row-height="true"/>
    </style:style>
    <style:style style:name="ro29" style:family="table-row">
      <style:table-row-properties style:row-height="0.974cm" fo:break-before="auto" style:use-optimal-row-height="true"/>
    </style:style>
    <style:style style:name="ro30" style:family="table-row">
      <style:table-row-properties style:row-height="0.947cm" fo:break-before="auto" style:use-optimal-row-height="true"/>
    </style:style>
    <style:style style:name="ro31" style:family="table-row">
      <style:table-row-properties style:row-height="1.842cm" fo:break-before="auto" style:use-optimal-row-height="true"/>
    </style:style>
    <style:style style:name="ro32" style:family="table-row">
      <style:table-row-properties style:row-height="2.764cm" fo:break-before="auto" style:use-optimal-row-height="true"/>
    </style:style>
    <style:style style:name="ro33" style:family="table-row">
      <style:table-row-properties style:row-height="4.316cm" fo:break-before="auto" style:use-optimal-row-height="true"/>
    </style:style>
    <style:style style:name="ro34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9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41" style:family="table-cell" style:parent-style-name="Default" style:data-style-name="N0">
      <style:table-cell-properties fo:wrap-option="wrap" fo:border="0.06pt solid #000000" style:vertical-align="automatic"/>
    </style:style>
    <style:style style:name="ce43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42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Гиперссылка" style:data-style-name="N0">
      <style:table-cell-properties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" fo:color="#000000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font-name="Liberation Sans1" fo:color="#0070c0" style:font-style-complex="normal" style:font-style-asian="normal" style:font-weight-complex="bold" style:font-weight-asian="bold" style:font-size-complex="11pt" style:font-size-asian="11pt" style:font-name-complex="Liberation Sans1" style:font-name-asian="Liberation Sans1" fo:text-shadow="none" style:text-outline="false" fo:font-style="normal" style:text-line-through-type="none" style:text-underline-style="none" style:text-underline-color="font-color" fo:font-weight="bold" fo:font-size="11pt"/>
    </style:style>
    <style:style style:name="T1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text-shadow="none" style:text-outline="false" fo:font-style="normal" style:text-line-through-type="none" style:text-underline-style="none" style:text-underline-color="font-color" fo:font-weight="normal" fo:font-size="11pt" style:font-name="Liberation Sans1" fo:color="#bf8f00"/>
    </style:style>
    <style:style style:name="T1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6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d47a1" fo:font-weight="bold" style:font-weight-asian="bold" style:font-weight-complex="bold"/>
    </style:style>
    <style:style style:name="T17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  <style:style style:name="T18" style:family="text">
      <style:text-properties fo:color="#bf8f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0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1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bold" style:font-weight-asian="bold" style:font-weight-complex="bold"/>
    </style:style>
    <style:style style:name="T22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/>
    </style:style>
    <style:style style:name="T23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70c0"/>
    </style:style>
    <style:style style:name="T24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0000"/>
    </style:style>
    <style:style style:name="T25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000000"/>
    </style:style>
    <style:style style:name="T27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1b5e20"/>
    </style:style>
    <style:style style:name="T28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9" style:family="text">
      <style:text-properties style:font-name-asian="Verdana" fo:text-shadow="none" fo:color="#000000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style:font-name="Verdana" style:font-style-complex="normal" style:text-outline="false"/>
    </style:style>
    <style:style style:name="T30" style:family="text">
      <style:text-properties style:font-name-asian="Verdana" fo:text-shadow="none" fo:color="#000000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/>
    </style:style>
    <style:style style:name="T31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d47a1"/>
    </style:style>
    <style:style style:name="T32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00000"/>
    </style:style>
    <style:style style:name="T33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fo:color="#000000" fo:font-weight="normal" style:font-weight-asian="normal" style:font-weight-complex="normal"/>
    </style:style>
    <style:style style:name="T34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5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6" style:family="text">
      <style:text-properties style:font-name="Liberation Sans" style:font-style-complex="normal" style:font-style-asian="normal" style:font-weight-complex="bold" style:font-weight-asian="bold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bold" fo:font-size="10pt" fo:color="#000000"/>
    </style:style>
    <style:style style:name="T37" style:family="text">
      <style:text-properties style:font-name="Liberation Sans" style:font-style-complex="normal" style:font-style-asian="normal" style:font-weight-complex="bold" style:font-weight-asian="bold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bold" fo:font-size="10pt" fo:color="#0d47a1"/>
    </style:style>
    <style:style style:name="T3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39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style:font-name-asian="Verdana" style:font-style-complex="normal" style:font-style-asian="normal" style:font-weight-complex="normal" style:font-weight-asian="normal" style:font-size-complex="10pt" style:font-size-asian="10pt" style:font-name-complex="Verdana" fo:color="#000000" fo:text-shadow="none" style:text-outline="false" fo:font-style="normal" style:text-line-through-type="none" style:text-underline-style="none" style:text-underline-color="font-color" fo:font-weight="normal" fo:font-size="10pt" style:font-name="Verdana"/>
    </style:style>
    <style:style style:name="T45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7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4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0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1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3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4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000000"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6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57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8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9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70c0"/>
    </style:style>
    <style:style style:name="T60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d47a1"/>
    </style:style>
    <style:style style:name="T61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2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3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000000"/>
    </style:style>
    <style:style style:name="T64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c9211e"/>
    </style:style>
    <style:style style:name="T65" style:family="text">
      <style:text-properties fo:color="#000000"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6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7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8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69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0" style:family="text">
      <style:text-properties fo:color="#242729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71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7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6a1b9a"/>
    </style:style>
    <style:style style:name="T78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d47a1"/>
    </style:style>
    <style:style style:name="T79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3691e"/>
    </style:style>
    <style:style style:name="T8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7030a0"/>
    </style:style>
    <style:style style:name="T81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2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3" style:family="text">
      <style:text-properties fo:color="#4a148c"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/>
    </style:style>
    <style:style style:name="T84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color="#e64a19" fo:text-shadow="none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5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86" style:family="text">
      <style:text-properties fo:color="#7030a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7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88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89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90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9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36dfe"/>
    </style:style>
    <style:style style:name="T9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58b2f"/>
    </style:style>
    <style:style style:name="T9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0000"/>
    </style:style>
    <style:style style:name="T9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2e7d32"/>
    </style:style>
    <style:style style:name="T95" style:family="text">
      <style:text-properties style:font-style-complex="normal" fo:color="#6a1b9a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9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9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98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a148c"/>
    </style:style>
    <style:style style:name="T10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0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7030a0"/>
    </style:style>
    <style:style style:name="T10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1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08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color="#4a148c" fo:text-shadow="none" style:font-size-asian="11pt"/>
    </style:style>
    <style:style style:name="T109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7030a0"/>
    </style:style>
    <style:style style:name="T110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006064"/>
    </style:style>
    <style:style style:name="T111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000000" fo:font-size="6pt" style:font-size-asian="6pt" style:font-size-complex="6pt"/>
    </style:style>
    <style:style style:name="T112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ff0000" fo:font-size="11pt" style:font-size-asian="11pt" style:font-size-complex="11pt"/>
    </style:style>
    <style:style style:name="T113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7030a0"/>
    </style:style>
    <style:style style:name="T114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33691e"/>
    </style:style>
    <style:style style:name="T115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7030a0"/>
    </style:style>
    <style:style style:name="T116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00838f"/>
    </style:style>
    <style:style style:name="T1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2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4a19"/>
    </style:style>
    <style:style style:name="T12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d84315"/>
    </style:style>
    <style:style style:name="T126" style:family="text">
      <style:text-properties style:font-style-complex="normal" fo:color="#7030a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/>
    </style:style>
    <style:style style:name="T12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12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65100"/>
    </style:style>
    <style:style style:name="T130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4081"/>
    </style:style>
    <style:style style:name="T13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3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3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5100"/>
    </style:style>
    <style:style style:name="T13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3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3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c2185b"/>
    </style:style>
    <style:style style:name="T13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3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1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2e7d32"/>
    </style:style>
    <style:style style:name="T143" style:family="text">
      <style:text-properties fo:color="#7030a0" style:font-name="Calibri" style:text-underline-style="none" style:text-underline-color="font-color" fo:font-size="11pt" fo:font-weight="normal" fo:font-style="normal" style:text-outline="false" style:text-line-through-type="none" style:font-name-asian="Calibri" fo:text-shadow="none" style:font-name-complex="Calibri" style:font-weight-complex="normal" style:font-style-complex="normal" style:font-style-asian="normal" style:font-size-asian="11pt" style:font-weight-asian="normal" style:font-size-complex="11pt"/>
    </style:style>
    <style:style style:name="T144" style:family="text">
      <style:text-properties style:font-name="Calibri" fo:font-style="normal" fo:font-weight="normal" style:text-outline="false" style:text-line-through-type="none" fo:text-shadow="none" style:font-size-asian="11pt" style:font-weight-asian="normal" style:text-underline-style="none" style:text-underline-color="font-color" fo:font-size="11pt" fo:color="#00838f" style:font-name-complex="Calibri" style:font-name-asian="Calibri" style:font-weight-complex="normal" style:font-style-complex="normal" style:font-size-complex="11pt" style:font-style-asian="normal"/>
    </style:style>
    <style:style style:name="T14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4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4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4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5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5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53" style:family="text">
      <style:text-properties fo:color="#6a1b9a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5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500f9"/>
    </style:style>
    <style:style style:name="T156" style:family="text">
      <style:text-properties fo:color="#7030a0" style:font-weight-asian="normal" style:font-size-complex="11pt" style:text-underline-style="none" style:text-underline-color="font-color" style:font-size-asian="11pt" style:font-name-complex="Calibri" style:font-name="Calibri" fo:font-weight="normal" style:text-outline="false" style:text-line-through-type="none" fo:font-style="normal" style:font-style-asian="normal" style:font-style-complex="normal" fo:font-size="11pt" fo:text-shadow="none" style:font-name-asian="Calibri" style:font-weight-complex="normal"/>
    </style:style>
    <style:style style:name="T157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asian="Liberation Sans" style:font-name-complex="Liberation Sans"/>
    </style:style>
    <style:style style:name="T158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asian="Calibri" style:font-name="Calibri" style:font-name-complex="Calibri"/>
    </style:style>
    <style:style style:name="T159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complex="Liberation Sans" style:font-name-asian="Liberation Sans"/>
    </style:style>
    <style:style style:name="T160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Calibri" style:font-name="Calibri" style:font-name-asian="Calibri"/>
    </style:style>
    <style:style style:name="T161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Liberation Sans" style:font-name-asian="Liberation Sans" style:font-name="Liberation Sans"/>
    </style:style>
    <style:style style:name="T162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Calibri" style:font-name-asian="Calibri" style:font-name-complex="Calibri"/>
    </style:style>
    <style:style style:name="T1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4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65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66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67" style:family="text">
      <style:text-properties fo:color="#4a148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6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6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62828"/>
    </style:style>
    <style:style style:name="T170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527a0"/>
    </style:style>
    <style:style style:name="T17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ad1457"/>
    </style:style>
    <style:style style:name="T17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838f"/>
    </style:style>
    <style:style style:name="T17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97a7"/>
    </style:style>
    <style:style style:name="T17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1b5e20"/>
    </style:style>
    <style:style style:name="T17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88e3c"/>
    </style:style>
    <style:style style:name="T177" style:family="text">
      <style:text-properties fo:color="#0070c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78" style:family="text">
      <style:text-properties fo:color="#388e3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7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80" style:family="text">
      <style:text-properties fo:color="#d84315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8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8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8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85" style:family="text">
      <style:text-properties style:font-style-asian="normal" fo:text-shadow="none" style:font-weight-complex="normal" style:font-weight-asian="normal" style:font-size-complex="11pt" style:font-size-asian="11pt" style:font-name-complex="Calibri" style:font-name-asian="Calibri" style:font-name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6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-complex="Liberation Sans" style:font-name="Liberation Sans" style:font-name-asian="Liberation Sans"/>
    </style:style>
    <style:style style:name="T187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6a1b9a" style:font-name="Calibri" style:font-name-asian="Calibri" style:font-name-complex="Calibri"/>
    </style:style>
    <style:style style:name="T188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Liberation Sans" style:font-name-asian="Liberation Sans" style:font-name-complex="Liberation Sans"/>
    </style:style>
    <style:style style:name="T189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Calibri" style:font-name-asian="Calibri" style:font-name-complex="Calibri"/>
    </style:style>
    <style:style style:name="T19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1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1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194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5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19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7030a0"/>
    </style:style>
    <style:style style:name="T19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6a1b9a"/>
    </style:style>
    <style:style style:name="T198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6a1b9a"/>
    </style:style>
    <style:style style:name="T199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00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7030a0"/>
    </style:style>
    <style:style style:name="T20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558b2f"/>
    </style:style>
    <style:style style:name="T20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203" style:family="text">
      <style:text-properties style:font-style-complex="normal" fo:font-size="11pt" fo:font-weight="normal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 style:text-underline-style="solid" style:text-underline-width="auto" style:text-underline-color="font-color"/>
    </style:style>
    <style:style style:name="T204" style:family="text">
      <style:text-properties fo:color="#7030a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0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7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08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09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1" fo:font-size="10pt" style:font-name-complex="Liberation Sans1" style:font-size-asian="10pt" style:font-name="Liberation Sans1"/>
    </style:style>
    <style:style style:name="T21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1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21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14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5" style:family="text">
      <style:text-properties fo:color="#00000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6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444d"/>
    </style:style>
    <style:style style:name="T217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0000"/>
    </style:style>
    <style:style style:name="T218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838f"/>
    </style:style>
    <style:style style:name="T21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84315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22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f6c00"/>
    </style:style>
    <style:style style:name="T22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4081"/>
    </style:style>
    <style:style style:name="T228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5100"/>
    </style:style>
    <style:style style:name="T229" style:family="text">
      <style:text-properties fo:color="#000000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0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880e4f"/>
    </style:style>
    <style:style style:name="T231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3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34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ff0000"/>
    </style:style>
    <style:style style:name="T235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b71c1c"/>
    </style:style>
    <style:style style:name="T23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3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d500f9"/>
    </style:style>
    <style:style style:name="T238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39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32f2f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c62828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ef6c00"/>
    </style:style>
    <style:style style:name="T24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0000"/>
    </style:style>
    <style:style style:name="T24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5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6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6" office:value-type="string" calcext:value-type="string">
            <text:p>ПАМЯТЬ И ПРОЦЕСС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НАВИГАЦИЯ И ПОИСК.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РАБОТА С ФАЙЛАМИ И ПАПКАМИ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ЗАПИСЬ В ФАЙЛЫ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ed</text:p>
          </table:table-cell>
          <table:table-cell table:style-name="ce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ЯРЛЫКИ, СОРТИНГ, РЕГУЛЯРНЫЕ ВЫРАЖЕНИЯ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ЕРЕНАПРАВЛЕНИЕ ВЫВОДА/ВВОДА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АРХИВИРОВАНИЕ И КОМПРЕССИЯ ДАННЫХ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2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2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ОЛЬЗОВАТЕЛИ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2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СЕТЬ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ПРАВА</text:p>
          </table:table-cell>
          <table:table-cell table:style-name="ce6"/>
          <table:table-cell table:number-columns-repeated="102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УСТРОЙСТВ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lsusb</text:p>
          </table:table-cell>
          <table:table-cell table:style-name="ce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animage -L</text:p>
          </table:table-cell>
          <table:table-cell table:style-name="ce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ubuntu-drivers devices</text:p>
          </table:table-cell>
          <table:table-cell table:style-name="ce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brscan-skey <text:s/>-l</text:p>
          </table:table-cell>
          <table:table-cell table:style-name="ce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BASH SCRIPTS</text:p>
          </table:table-cell>
          <table:table-cell table:style-name="ce6"/>
          <table:table-cell table:number-columns-repeated="1022"/>
        </table:table-row>
        <table:table-row table:style-name="ro9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68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">git </text:span><text:span text:style-name="T5">add</text:span><text:span text:style-name="T6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">git </text:span><text:span text:style-name="T8">commit</text:span><text:span text:style-name="T9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it <text:span text:style-name="T10">push</text:span> -u <text:span text:style-name="T11">origin master</text:span></text:p>
          </table:table-cell>
          <table:table-cell table:style-name="ce2" office:value-type="string" calcext:value-type="string">
            <text:p><text:span text:style-name="T58">из локального выгрузить ветку главную в репозиторий, подключенный как </text:span><text:span text:style-name="T59">origin</text:span><text:span text:style-name="T58">, в ветку </text:span><text:span text:style-name="T60">master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git <text:span text:style-name="T12">diff</text:span> --stat --cached<text:span text:style-name="T13"> origin/master</text:span></text:p>
          </table:table-cell>
          <table:table-cell table:style-name="ce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4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4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">git </text:span><text:span text:style-name="T16">clone</text:span><text:span text:style-name="T17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 <text:span text:style-name="T18">origin master</text:span>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4">создать «легковесный» тэг, связанный с последним</text:span></text:p>
            <text:p><text:span text:style-name="T34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tag stable-2 f292ef5</text:p>
          </table:table-cell>
          <table:table-cell table:style-name="ce10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</text:p>
          </table:table-cell>
          <table:table-cell table:style-name="ce10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1">
          <table:table-cell table:style-name="ce11" office:value-type="string" calcext:value-type="string">
            <text:p>git <text:span text:style-name="T19">reset</text:span> --soft <text:span text:style-name="T11">origin feature</text:span></text:p>
          </table:table-cell>
          <table:table-cell table:style-name="ce2" office:value-type="string" calcext:value-type="string">
            <text:p><text:span text:style-name="T61">Главная команда!</text:span></text:p>
            <text:p><text:span text:style-name="T34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19">checkout</text:span> &lt;hello.html&gt;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revert 7f6b500</text:p>
          </table:table-cell>
          <table:table-cell table:style-name="ce10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set 9cf99cc —hard</text:p>
          </table:table-cell>
          <table:table-cell table:style-name="ce10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status <text:s/></text:p>
          </table:table-cell>
          <table:table-cell table:style-name="ce10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git <text:span text:style-name="T12">diff</text:span> --stat --cached<text:span text:style-name="T13"> origin/master</text:span></text:p>
          </table:table-cell>
          <table:table-cell table:style-name="ce10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20">git </text:span><text:span text:style-name="T21">remote</text:span><text:span text:style-name="T22"> </text:span><text:span text:style-name="T23">show </text:span><text:span text:style-name="T24">origin</text:span></text:p>
          </table:table-cell>
          <table:table-cell table:style-name="ce10" office:value-type="string" calcext:value-type="string">
            <text:p><text:span text:style-name="T3">то же самое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remote -v</text:p>
          </table:table-cell>
          <table:table-cell table:style-name="ce10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onfig --get remote.origin.url</text:p>
          </table:table-cell>
          <table:table-cell table:style-name="ce10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log —pretty=oneline</text:p>
          </table:table-cell>
          <table:table-cell table:style-name="ce10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4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5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password "your password"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6">git config --global user.email </text:span><text:span text:style-name="T27">"</text:span>AntAlMakarov@greenatom.ru<text:span text:style-name="T28">"</text:span></text:p>
          </table:table-cell>
          <table:table-cell table:style-name="ce2" office:value-type="string" calcext:value-type="string">
            <text:p><text:span text:style-name="T3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29">git </text:span><text:span text:style-name="T30">remote </text:span><text:span text:style-name="T31">add</text:span><text:span text:style-name="T32"> </text:span><text:span text:style-name="T31">origin</text:span><text:span text:style-name="T33"> </text:span>https://gitlab.com/dev/name_repo<text:span text:style-name="T34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5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<text:span text:style-name="T36">remote </text:span><text:span text:style-name="T37">set-url</text:span><text:span text:style-name="T36"> </text:span><text:span text:style-name="T37">origin</text:span><text:span text:style-name="T36"> </text:span>new.git.url/here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38">git remote set-url origin https://&lt;MYNAME&gt;</text:span>:&lt;MYTOKEN&gt;@github.com/scuzzlebuzzle/ol3-1.git</text:p>
          </table:table-cell>
          <table:table-cell table:style-name="ce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5">
          <table:table-cell table:style-name="ce5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56" office:value-type="string" calcext:value-type="string">
            <text:p>Запушить с токеном вместо пароля. Ставим вметсо имени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5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git branch -a</text:p>
          </table:table-cell>
          <table:table-cell table:style-name="ce10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4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git checkout forum</text:p>
          </table:table-cell>
          <table:table-cell table:style-name="ce10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2a36c1b</text:p>
          </table:table-cell>
          <table:table-cell table:style-name="ce10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git merge forum</text:p>
          </table:table-cell>
          <table:table-cell table:style-name="ce10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branch --set-upstream-to=master tocheck</text:p>
          </table:table-cell>
          <table:table-cell table:style-name="ce10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6">
          <table:table-cell table:style-name="ce10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0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9">
          <table:table-cell table:style-name="ce10" office:value-type="string" calcext:value-type="string">
            <text:p>git checkout &lt;feature&gt;</text:p>
            <text:p>git <text:span text:style-name="T39">rebase</text:span> -i master</text:p>
          </table:table-cell>
          <table:table-cell table:style-name="ce10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0">stash</text:span></text:p>
          </table:table-cell>
          <table:table-cell table:style-name="ce10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0">stash</text:span> save "Какое-нибудь сообщение"</text:p>
          </table:table-cell>
          <table:table-cell table:style-name="ce10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0">stash</text:span> save <text:span text:style-name="T41">-u</text:span></text:p>
          </table:table-cell>
          <table:table-cell table:style-name="ce10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<text:span text:style-name="T40">stash</text:span> list</text:p>
          </table:table-cell>
          <table:table-cell table:style-name="ce10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0" office:value-type="string" calcext:value-type="string">
            <text:p>git <text:span text:style-name="T40">push -d</text:span> origin &lt;branch_name&gt;</text:p>
          </table:table-cell>
          <table:table-cell table:style-name="ce10" office:value-type="string" calcext:value-type="string">
            <text:p>Удаление ветки на удаленном репозитории  И локально: 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branch -d &lt;имя ветки&gt;</text:p>
          </table:table-cell>
          <table:table-cell table:style-name="ce10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it <text:span text:style-name="T42">stash</text:span> <text:span text:style-name="T43">clear</text:span></text:p>
          </table:table-cell>
          <table:table-cell table:style-name="ce10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git <text:span text:style-name="T40">stash</text:span></text:p>
            <text:p>git checkout branch123</text:p>
            <text:p>git <text:span text:style-name="T40">stash apply</text:span></text:p>
          </table:table-cell>
          <table:table-cell table:style-name="ce10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 table:number-rows-repeated="3">
          <table:table-cell table:style-name="ce10" table:number-columns-repeated="2"/>
          <table:table-cell table:number-columns-repeated="1022"/>
        </table:table-row>
        <table:table-row table:style-name="ro14">
          <table:table-cell table:style-name="ce14" office:value-type="string" calcext:value-type="string">
            <text:p>ВЕТКИ в Gitlab - правильное создание issue и их мерджевание</text:p>
          </table:table-cell>
          <table:table-cell table:style-name="ce14"/>
          <table:table-cell table:number-columns-repeated="1022"/>
        </table:table-row>
        <table:table-row table:style-name="ro13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17">
          <table:table-cell table:style-name="ce10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5" office:value-type="string" calcext:value-type="string">
            <text:p>Мердж / <text:s/>Пул реквест</text:p>
          </table:table-cell>
          <table:table-cell table:style-name="ce15"/>
          <table:table-cell table:style-name="ce16" table:number-columns-repeated="62"/>
          <table:table-cell table:style-name="ce69" table:number-columns-repeated="960"/>
        </table:table-row>
        <table:table-row table:style-name="ro14">
          <table:table-cell table:style-name="ce10" office:value-type="string" calcext:value-type="string">
            <text:p>git checkout aq</text:p>
            <text:p>git rebase master</text:p>
          </table:table-cell>
          <table:table-cell table:style-name="ce10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git checkout aq</text:p>
            <text:p>git merge origin/master</text:p>
          </table:table-cell>
          <table:table-cell table:style-name="ce10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3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SSH-key</text:p>
          </table:table-cell>
          <table:table-cell table:style-name="ce4"/>
          <table:table-cell table:number-columns-repeated="1022"/>
        </table:table-row>
        <table:table-row table:style-name="ro18">
          <table:table-cell table:style-name="ce62" office:value-type="string" calcext:value-type="string" table:number-columns-spanned="2" table:number-rows-spanned="1">
            <text:p><text:span text:style-name="T34">Open a terminal on Linux or macOS, or Git Bash / WSL on Windows.</text:span></text:p>
            <text:p><text:span text:style-name="T34">Generate a new ED25519 SSH key pair:</text:span></text:p>
            <text:p><text:span text:style-name="T34">ssh-keygen -t ed25519 -C "email@example.com"</text:span></text:p>
            <text:p/>
            <text:p><text:span text:style-name="T34">Or, if you want to use RSA:</text:span></text:p>
            <text:p><text:span text:style-name="T34">ssh-keygen -t rsa -b 4096 -C "email@example.com"</text:span></text:p>
            <text:p/>
            <text:p><text:span text:style-name="T34">It will generate the key in =&gt; C:\Users\yourname.ssh directory.</text:span></text:p>
            <text:p><text:span text:style-name="T34">Copy the public key and paste in the gitlab location.</text:span></text:p>
            <text:p/>
            <text:p><text:span text:style-name="T44">ssh-agent $(ssh-add C:\Users\youname\.ssh\id_rsa; git clone </text:span>git@gitlab.com<text:span text:style-name="T34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10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<text:span text:style-name="T3">.GITIGNORE</text:span></text:p>
          </table:table-cell>
          <table:table-cell table:style-name="ce18"/>
          <table:table-cell table:number-columns-repeated="1022"/>
        </table:table-row>
        <table:table-row table:style-name="ro14">
          <table:table-cell table:style-name="ce10" office:value-type="string" calcext:value-type="string">
            <text:p>.gitignore</text:p>
          </table:table-cell>
          <table:table-cell table:style-name="ce10" office:value-type="string" calcext:value-type="string">
            <text:p><text:span text:style-name="T3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19">
          <table:table-cell table:style-name="ce10" office:value-type="string" calcext:value-type="string">
            <text:p>/</text:p>
          </table:table-cell>
          <table:table-cell table:style-name="ce2" office:value-type="string" calcext:value-type="string">
            <text:p><text:span text:style-name="T34">Если шаблон начинается со слеша, то он соответствует файлам и каталогам только в корне хранилища. ???</text:span></text:p>
            <text:p/>
            <text:p><text:span text:style-name="T62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*</text:p>
          </table:table-cell>
          <table:table-cell table:style-name="ce10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4">
          <table:table-cell table:style-name="ce19" office:value-type="string" calcext:value-type="string">
            <text:p>**</text:p>
          </table:table-cell>
          <table:table-cell table:style-name="ce10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[…]</text:p>
          </table:table-cell>
          <table:table-cell table:style-name="ce10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0">
          <table:table-cell table:style-name="ce10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4">file.o</text:span></text:p>
            <text:p><text:span text:style-name="T34">file.a</text:span></text:p>
            <text:p><text:span text:style-name="T34">dsfgfdg.o</text:span></text:p>
            <text:p/>
          </table:table-cell>
          <table:table-cell table:number-columns-repeated="1022"/>
        </table:table-row>
        <table:table-row table:style-name="ro21">
          <table:table-cell table:style-name="ce10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4">Если первым знаком стоит восклицательный, он зачит отрицание - любой символ КРОМЕ указанных в скобках</text:span></text:p>
            <text:p><text:span text:style-name="T34">file.s</text:span></text:p>
            <text:p><text:span text:style-name="T34">file.1</text:span></text:p>
            <text:p><text:span text:style-name="T34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4">!.gitignore</text:span></text:p>
            <text:p><text:span text:style-name="T34">!script.pl</text:span></text:p>
            <text:p><text:span text:style-name="T34">!template.latex</text:span></text:p>
          </table:table-cell>
          <table:table-cell table:style-name="ce10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!*/</text:p>
          </table:table-cell>
          <table:table-cell table:style-name="ce2" office:value-type="string" calcext:value-type="string">
            <text:p><text:span text:style-name="T34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4">!*/a/b/file1.txt</text:span></text:p>
            <text:p><text:span text:style-name="T34">!*/a/b/c/*</text:span></text:p>
          </table:table-cell>
          <table:table-cell table:style-name="ce2" office:value-type="string" calcext:value-type="string">
            <text:p><text:span text:style-name="T34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4">/files/data.zip</text:span></text:p>
            <text:p><text:span text:style-name="T34">/server.log</text:span></text:p>
            <text:p><text:span text:style-name="T34">/uploads/users/data/info.xls</text:span></text:p>
          </table:table-cell>
          <table:table-cell table:style-name="ce2" office:value-type="string" calcext:value-type="string">
            <text:p><text:span text:style-name="T34">Конкретные файлы</text:span></text:p>
            <text:p/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34">*.zip</text:span></text:p>
            <text:p><text:span text:style-name="T34">*.log</text:span></text:p>
            <text:p><text:span text:style-name="T34">*.pdf</text:span></text:p>
            <text:p><text:span text:style-name="T34">*.xls</text:span></text:p>
          </table:table-cell>
          <table:table-cell table:style-name="ce2" office:value-type="string" calcext:value-type="string">
            <text:p><text:span text:style-name="T34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3">Игнорирование конкретного файла </text:span><text:span text:style-name="T64">ТОЛЬКО в корне проекта</text:span></text:p>
            <text:p><text:span text:style-name="T62">(корнём считается расположение файла .gitignore)</text:span></text:p>
            <text:p><text:span text:style-name="T62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10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4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2">
          <table:table-cell table:style-name="ce10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5">Игнорирование всех файлов и папок ТОЛЬКО в конкретной директории </text:span><text:span text:style-name="T66">корень/</text:span><text:span text:style-name="T67">images</text:span></text:p>
            <text:p><text:span text:style-name="T34">(включая поддиректории и файлы в них)</text:span></text:p>
            <text:p><text:span text:style-name="T34">Например /images/user.jpg, /images/company/logo.png</text:span></text:p>
            <text:p><text:span text:style-name="T34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2">
          <table:table-cell table:style-name="ce10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4">Игнорирование ВСЕХ html-файлов в ОДНОЙ КОНКРЕТНОЙ директории(НЕ ВКЛЮЧАЯ поддиректории)</text:span></text:p>
            <text:p><text:span text:style-name="T34"># Например /private/index.html</text:span></text:p>
            <text:p><text:span text:style-name="T34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4">Игнорирование ВСЕХ html-файлов в КОНКРЕТНОЙ директории ВКЛЮЧАЯ поддиректории</text:span></text:p>
            <text:p><text:span text:style-name="T34"># Например /private/info.html, /private/users/ivan/info.html</text:span>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<text:span text:style-name="T34">/secret/*</text:span></text:p>
            <text:p><text:span text:style-name="T34">!/secret/free.txt</text:span></text:p>
          </table:table-cell>
          <table:table-cell table:style-name="ce2" office:value-type="string" calcext:value-type="string">
            <text:p><text:span text:style-name="T34">Исключение из игнорирования</text:span></text:p>
            <text:p><text:span text:style-name="T34"># Игнорирование ВСЕХ файлов и папок внутри директории /secret,</text:span></text:p>
            <text:p><text:span text:style-name="T34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<text:span text:style-name="T3">\!readme!.txt</text:span></text:p>
          </table:table-cell>
          <table:table-cell table:style-name="ce10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1">
          <table:table-cell table:style-name="ce10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4">Игнорирование всех JPG и JPEG файлов внутри директорий,</text:span></text:p>
            <text:p><text:span text:style-name="T34">которые начинаются на "h" и МОГУТ содержать ещё один символ после</text:span></text:p>
            <text:p><text:span text:style-name="T34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CI/CD</text:p>
          </table:table-cell>
          <table:table-cell table:style-name="ce18"/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youtu.be/jkwJCR0rqDc</text:p>
            <text:p/>
          </table:table-cell>
          <table:table-cell table:style-name="ce10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10" office:value-type="string" calcext:value-type="string">
            <text:p>https://docs.gitlab.com/ee/ci/yaml/</text:p>
            <text:p/>
          </table:table-cell>
          <table:table-cell table:style-name="ce10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5">
          <table:table-cell table:style-name="ce20" office:value-type="string" calcext:value-type="string">
            <text:p>https://docs.gitlab.com/ee/ci/variables/predefined_variables.html</text:p>
            <text:p/>
          </table:table-cell>
          <table:table-cell table:style-name="ce10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10"/>
          <table:table-cell table:number-columns-repeated="1022"/>
        </table:table-row>
        <table:table-row table:style-name="ro10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3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REGISTRY_IMAGE</text:p>
          </table:table-cell>
          <table:table-cell table:style-name="ce10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COMMIT_REF_NAME</text:p>
          </table:table-cell>
          <table:table-cell table:style-name="ce10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45">$CI_COMMIT_REF_SLUG</text:span></text:p>
          </table:table-cell>
          <table:table-cell table:style-name="ce2" office:value-type="string" calcext:value-type="string">
            <text:p><text:span text:style-name="T34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24">
          <table:table-cell table:style-name="ce21" office:value-type="string" calcext:value-type="string">
            <text:p><text:span text:style-name="T46">$CI_JOB_TOKEN</text:span></text:p>
          </table:table-cell>
          <table:table-cell table:style-name="ce10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$CI_JOB_STAGE</text:p>
          </table:table-cell>
          <table:table-cell table:style-name="ce10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7">- </text:span><text:span text:style-name="T48">echo</text:span><text:span text:style-name="T49"> "$CI_JOB_STAGE"</text:span></text:p>
          </table:table-cell>
          <table:table-cell table:style-name="ce10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50">.deploy_common:</text:span></text:p>
            <text:p><text:span text:style-name="T51"># common config HERE</text:span></text:p>
            <text:p/>
            <text:p><text:span text:style-name="T52">deploy_master_CD</text:span><text:span text:style-name="T53">:</text:span></text:p>
            <text:p><text:span text:style-name="T52">extends</text:span><text:span text:style-name="T53">: .deploy_common</text:span></text:p>
            <text:p><text:span text:style-name="T52">only</text:span><text:span text:style-name="T53">:</text:span></text:p>
            <text:p><text:span text:style-name="T52">refs</text:span><text:span text:style-name="T53">:</text:span></text:p>
            <text:p><text:span text:style-name="T54">- master</text:span></text:p>
            <text:p/>
            <text:p><text:span text:style-name="T52">deploy_manual</text:span><text:span text:style-name="T53">:</text:span></text:p>
            <text:p><text:span text:style-name="T52">extends</text:span><text:span text:style-name="T53">: .deploy_common</text:span></text:p>
            <text:p><text:span text:style-name="T52">when</text:span><text:span text:style-name="T53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52">deploy</text:span><text:span text:style-name="T53">:</text:span></text:p>
            <text:p><text:span text:style-name="T52">rules</text:span><text:span text:style-name="T53">:</text:span></text:p>
            <text:p><text:span text:style-name="T55">- </text:span><text:span text:style-name="T56">if</text:span><text:span text:style-name="T57">: '$CI_COMMIT_REF_NAME == "master"'</text:span></text:p>
            <text:p><text:span text:style-name="T55">- </text:span><text:span text:style-name="T56">when</text:span><text:span text:style-name="T57">: manual</text:span></text:p>
          </table:table-cell>
          <table:table-cell table:style-name="ce10" office:value-type="string" calcext:value-type="string">
            <text:p><text:span text:style-name="T15">УСЛОВИЯ запуска лучше ставить через </text:span><text:span text:style-name="T68">rules</text:span><text:span text:style-name="T69">, НЕ через only/except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26">
          <table:table-cell table:style-name="ce2" table:number-columns-repeated="2"/>
          <table:table-cell table:number-columns-repeated="1022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6">
          <table:table-cell table:style-name="ce24" office:value-type="string" calcext:value-type="string">
            <text:p>https://habr.com/ru/post/310460</text:p>
            <text:p/>
          </table:table-cell>
          <table:table-cell table:style-name="ce24" office:value-type="string" calcext:value-type="string">
            <text:p><text:span text:style-name="T205">отличное пособие</text:span>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26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27"/>
          <table:table-cell table:style-name="ce26" office:value-type="string" calcext:value-type="string">
            <text:p><text:span text:style-name="T206">Docker Desktop</text:span> разворачивает приложения по умолчанию на адресе localhost</text:p>
            <text:p><text:span text:style-name="T206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/>
            <text:p>winpty docker exec -it //bin//sh</text:p>
          </table:table-cell>
          <table:table-cell table:style-name="ce27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7">
          <table:table-cell table:style-name="ce28" office:value-type="string" calcext:value-type="string">
            <text:p>sudo groupadd docker</text:p>
            <text:p>sudo</text:p>
            <text:p/>
            <text:p/>
            <text:p/>
            <text:p><text:span text:style-name="T70">sudo gpasswd -a $USER docker</text:span></text:p>
          </table:table-cell>
          <table:table-cell table:style-name="ce26" office:value-type="string" calcext:value-type="string">
            <text:p><text:span text:style-name="T207">To run docker without sudo:</text:span></text:p>
            <text:p><text:span text:style-name="T207">Add the docker group if it doesn't already exist.</text:span></text:p>
            <text:p><text:span text:style-name="T207">Add the connected user "$USER" to the docker group.</text:span></text:p>
            <text:p/>
            <text:p><text:span text:style-name="T207">Change the user name to match your preferred user if you do not want to use your current user:</text:span></text:p>
            <text:p/>
            <text:p><text:span text:style-name="T208">Either do a </text:span><text:span text:style-name="T209">newgrp docker</text:span><text:span text:style-name="T210"> or log out/in to activate the changes to groups.</text:span></text:p>
            <text:p><text:span text:style-name="T207">You can use</text:span></text:p>
            <text:p><text:span text:style-name="T70">docker run hello-world</text:span></text:p>
            <text:p><text:span text:style-name="T207">to check if you can run docker without sudo.</text:span></text:p>
            <text:p><text:span text:style-name="T70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Анализ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>
            <text:p>docker <text:span text:style-name="T2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1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2">docker ps</text:span><text:span text:style-name="T73"> </text:span><text:span text:style-name="T74">-a -q</text:span></text:p>
          </table:table-cell>
          <table:table-cell table:style-name="ce2" office:value-type="string" calcext:value-type="string">
            <text:p><text:span text:style-name="T211">увидеть </text:span><text:span text:style-name="T212">только ID всех</text:span><text:span text:style-name="T213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2">docker</text:span><text:span text:style-name="T73"> </text:span><text:span text:style-name="T74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5">docker logs</text:span><text:span text:style-name="T73"> </text:span><text:span text:style-name="T76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77">docker </text:span><text:span text:style-name="T78">run</text:span><text:span text:style-name="T77"> -it </text:span><text:span text:style-name="T79">&lt;image name or ID&gt; </text:span><text:span text:style-name="T78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80">docker </text:span><text:span text:style-name="T78">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29" office:value-type="string" calcext:value-type="string">
            <text:p>ТЭГИ</text:p>
          </table:table-cell>
          <table:table-cell table:style-name="ce29"/>
          <table:table-cell table:number-columns-repeated="1022"/>
        </table:table-row>
        <table:table-row table:style-name="ro28">
          <table:table-cell table:style-name="ce2"/>
          <table:table-cell table:style-name="ce2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docker <text:span text:style-name="T1">tag</text:span> <text:span text:style-name="T81">0e5574283393</text:span> <text:span text:style-name="T25">fedora</text:span>/<text:span text:style-name="T25">httpd</text:span>:<text:span text:style-name="T82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Построение образ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32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9">
          <table:table-cell table:style-name="ce2" office:value-type="string" calcext:value-type="string">
            <text:p><text:span text:style-name="T83">docker build</text:span> <text:span text:style-name="T84">-t </text:span><text:span text:style-name="T85">&lt;имя имаджа&gt;</text:span>:<text:span text:style-name="T25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14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86">docker build </text:span><text:span text:style-name="T87">-f Dockerfile</text:span><text:span text:style-name="T88"> -t </text:span><text:span text:style-name="T89">&lt;имя имаджа&gt;</text:span><text:span text:style-name="T90">:&lt;тэг&gt; </text:span><text:span text:style-name="T88">.</text:span></text:p>
          </table:table-cell>
          <table:table-cell table:style-name="ce2" office:value-type="string" calcext:value-type="string">
            <text:p><text:span text:style-name="T14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0">
          <table:table-cell table:style-name="ce26" office:value-type="string" calcext:value-type="string">
            <text:p><text:span text:style-name="T80">docker build -t </text:span><text:span text:style-name="T91">&lt;DockerHub account name&gt;</text:span><text:span text:style-name="T80">/</text:span><text:span text:style-name="T92">&lt;New Image name&gt;</text:span><text:span text:style-name="T93">:</text:span><text:span text:style-name="T94">&lt;Tag of version&gt;</text:span><text:span text:style-name="T80"> .</text:span></text:p>
          </table:table-cell>
          <table:table-cell table:style-name="ce2" office:value-type="string" calcext:value-type="string">
            <text:p><text:span text:style-name="T14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15">запускает образ в </text:span><text:span text:style-name="T216">detached режиме (</text:span><text:span text:style-name="T90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95">docker run -it </text:span><text:span text:style-name="T96">&lt;image name or ID&gt; </text:span><text:span text:style-name="T97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Запуск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>
            <text:p>run <text:span text:style-name="T98">= docker create + docker start</text:span>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6" office:value-type="string" calcext:value-type="string">
            <text:p><text:span text:style-name="T99">docker run </text:span><text:span text:style-name="T79">&lt;имя имаджа&gt;</text:span></text:p>
          </table:table-cell>
          <table:table-cell table:style-name="ce2" office:value-type="string" calcext:value-type="string">
            <text:p><text:span text:style-name="T148">запустить контейнер,</text:span></text:p>
            <text:p><text:span text:style-name="T14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00">docker run</text:span><text:span text:style-name="T101"> </text:span><text:span text:style-name="T102">&lt;имя имаджа&gt; </text:span><text:span text:style-name="T101">command</text:span></text:p>
          </table:table-cell>
          <table:table-cell table:style-name="ce2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03">docker run</text:span><text:span text:style-name="T104"> </text:span><text:span text:style-name="T105">--name</text:span><text:span text:style-name="T104"> </text:span><text:span text:style-name="T106">&lt;имя контейнера&gt;</text:span><text:span text:style-name="T104"> </text:span><text:span text:style-name="T107">&lt;имя имаджа&gt;</text:span></text:p>
          </table:table-cell>
          <table:table-cell table:style-name="ce2" office:value-type="string" calcext:value-type="string">
            <text:p><text:span text:style-name="T217">создать и запустить контейнер, указав ему </text:span><text:span text:style-name="T218">ИМ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08">docker </text:span><text:span text:style-name="T109">run --name </text:span><text:span text:style-name="T110">&lt;имя контейнера&gt;</text:span><text:span text:style-name="T111"> </text:span><text:span text:style-name="T112">-d</text:span><text:span text:style-name="T113"> </text:span><text:span text:style-name="T114">&lt;имя имаджа&gt;</text:span></text:p>
          </table:table-cell>
          <table:table-cell table:style-name="ce34" office:value-type="string" calcext:value-type="string">
            <text:p>создать и запустить контейнер <text:span text:style-name="T219">фоном, ДЕМОНОМ</text:span><text:span text:style-name="T220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4">
          <table:table-cell table:style-name="ce35" office:value-type="string" calcext:value-type="string">
            <text:p><text:span text:style-name="T115">start </text:span><text:span text:style-name="T116">&lt;container ID&gt;</text:span></text:p>
          </table:table-cell>
          <table:table-cell table:style-name="ce27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17">docker start</text:span><text:span text:style-name="T118"> </text:span><text:span text:style-name="T119">225824d4f37c</text:span></text:p>
          </table:table-cell>
          <table:table-cell table:style-name="ce27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0">
          <table:table-cell table:style-name="ce26" office:value-type="string" calcext:value-type="string">
            <text:p><text:span text:style-name="T120">docker start</text:span><text:span text:style-name="T121"> </text:span><text:span text:style-name="T122">-a</text:span><text:span text:style-name="T121"> </text:span><text:span text:style-name="T123">225824d4f37c</text:span></text:p>
          </table:table-cell>
          <table:table-cell table:style-name="ce26" office:value-type="string" calcext:value-type="string">
            <text:p><text:span text:style-name="T221">start a container with ID 225824d4f37c </text:span><text:span text:style-name="T222">showing</text:span><text:span text:style-name="T97"> its output in terminal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4"/>
          <table:table-cell table:number-columns-repeated="1022"/>
        </table:table-row>
        <table:table-row table:style-name="ro31">
          <table:table-cell table:style-name="ce31" office:value-type="string" calcext:value-type="string">
            <text:p><text:span text:style-name="T93">docker </text:span><text:span text:style-name="T78">run</text:span><text:span text:style-name="T93"> </text:span><text:span text:style-name="T124">-it</text:span><text:span text:style-name="T93"> </text:span><text:span text:style-name="T125">-p</text:span><text:span text:style-name="T93"> 1234:8080 tomcat</text:span></text:p>
          </table:table-cell>
          <table:table-cell table:style-name="ce31" office:value-type="string" calcext:value-type="string">
            <text:p><text:span text:style-name="T46">запустить Томкат</text:span></text:p>
            <text:p><text:span text:style-name="T223">-it</text:span><text:span text:style-name="T118"> - интерактивно, будем видеть, как он бежит в терминале,</text:span></text:p>
            <text:p><text:span text:style-name="T223">-p</text:span><text:span text:style-name="T118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run -it -p 8888:80 nginx</text:p>
          </table:table-cell>
          <table:table-cell table:style-name="ce31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С открытым терминалом внутри контейнера</text:p>
          </table:table-cell>
          <table:table-cell table:style-name="ce36"/>
          <table:table-cell table:number-columns-repeated="1022"/>
        </table:table-row>
        <table:table-row table:style-name="ro24">
          <table:table-cell table:style-name="ce26" office:value-type="string" calcext:value-type="string">
            <text:p><text:span text:style-name="T126">docker run </text:span><text:span text:style-name="T127">busybox</text:span><text:span text:style-name="T128"> </text:span><text:span text:style-name="T129">&lt;LINUX COMMAND&gt;</text:span></text:p>
          </table:table-cell>
          <table:table-cell table:style-name="ce26" office:value-type="string" calcext:value-type="string">
            <text:p><text:span text:style-name="T224">контейнер</text:span><text:span text:style-name="T225">, </text:span><text:span text:style-name="T226">позволяющий выполнять комманды Linux</text:span></text:p>
          </table:table-cell>
          <table:table-cell table:number-columns-repeated="1022"/>
        </table:table-row>
        <table:table-row table:style-name="ro30">
          <table:table-cell table:style-name="ce26" office:value-type="string" calcext:value-type="string">
            <text:p><text:span text:style-name="T130">docker run </text:span><text:span text:style-name="T131">-it</text:span><text:span text:style-name="T132"> </text:span><text:span text:style-name="T133">busybox</text:span><text:span text:style-name="T132"> </text:span><text:span text:style-name="T134">sh</text:span></text:p>
          </table:table-cell>
          <table:table-cell table:style-name="ce26" office:value-type="string" calcext:value-type="string">
            <text:p><text:span text:style-name="T93">run a container with this window </text:span><text:span text:style-name="T227">connected to STDIN</text:span><text:span text:style-name="T93"> of a container and </text:span><text:span text:style-name="T228">linux terminal opened</text:span><text:span text:style-name="T93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 ПОРТАМИ</text:p>
          </table:table-cell>
          <table:table-cell table:style-name="ce36"/>
          <table:table-cell table:number-columns-repeated="1022"/>
        </table:table-row>
        <table:table-row table:style-name="ro31">
          <table:table-cell table:style-name="ce26" office:value-type="string" calcext:value-type="string">
            <text:p><text:span text:style-name="T135">docker run</text:span><text:span text:style-name="T136"> </text:span><text:span text:style-name="T137">-p</text:span><text:span text:style-name="T136"> </text:span><text:span text:style-name="T137">8080</text:span><text:span text:style-name="T136">:8080 </text:span><text:span text:style-name="T138">&lt;image name or ID&gt;</text:span></text:p>
          </table:table-cell>
          <table:table-cell table:style-name="ce26" office:value-type="string" calcext:value-type="string">
            <text:p><text:span text:style-name="T229">Порты: </text:span><text:span text:style-name="T230">СНАРУЖИ</text:span><text:span text:style-name="T231">:ВНУТРИ.</text:span></text:p>
            <text:p><text:span text:style-name="T221">run a container with </text:span><text:span text:style-name="T232">redirecting incoming fetches</text:span><text:span text:style-name="T97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самоликвидация контейнера</text:p>
          </table:table-cell>
          <table:table-cell table:style-name="ce36"/>
          <table:table-cell table:number-columns-repeated="1022"/>
        </table:table-row>
        <table:table-row table:style-name="ro30">
          <table:table-cell table:style-name="ce26" office:value-type="string" calcext:value-type="string">
            <text:p><text:span text:style-name="T139">docker run --name</text:span><text:span text:style-name="T118"> </text:span><text:span text:style-name="T119">&lt;имя контейнера&gt;</text:span><text:span text:style-name="T118"> </text:span><text:span text:style-name="T140">-d</text:span><text:span text:style-name="T141"> --rm </text:span><text:span text:style-name="T142">&lt;имя имаджа&gt;</text:span></text:p>
          </table:table-cell>
          <table:table-cell table:style-name="ce26" office:value-type="string" calcext:value-type="string">
            <text:p><text:span text:style-name="T233">- создать и запустить контейнер </text:span><text:span text:style-name="T234">фоном</text:span><text:span text:style-name="T233">, </text:span><text:span text:style-name="T235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26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ВРЕМЕННЫЕ ЗОНЫ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2">docker run --rm --name</text:span><text:span text:style-name="T73"> </text:span><text:span text:style-name="T76">&lt;имя контейнера&gt;</text:span><text:span text:style-name="T73"> -d -p 8080:8080 </text:span><text:span text:style-name="T74">-e TZ=Europe/Moscow</text:span><text:span text:style-name="T73"> &lt;имя имаджа&gt;</text:span></text:p>
          </table:table-cell>
          <table:table-cell table:style-name="ce2" office:value-type="string" calcext:value-type="string">
            <text:p><text:span text:style-name="T14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ХРАНЕНИЕ ДАННЫХ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37" office:value-type="string" calcext:value-type="string">
            <text:p><text:span text:style-name="T143">docker run --name</text:span> <text:span text:style-name="T144">&lt;имя контейнера&gt; </text:span>-<text:span text:style-name="T145">d</text:span> -<text:span text:style-name="T146">p</text:span> 8080:8080 -<text:span text:style-name="T147">e</text:span> <text:span text:style-name="T148">TZ</text:span>=<text:span text:style-name="T149">Europe</text:span>/<text:span text:style-name="T150">Moscow</text:span> <text:span text:style-name="T151">-v &lt;абсолютный путь на хостовой машине&gt;: &lt;абсолютный путь внутри контейнера</text:span><text:span text:style-name="T152">&gt; &lt;имя имаджа&gt;</text:span></text:p>
          </table:table-cell>
          <table:table-cell table:style-name="ce2" office:value-type="string" calcext:value-type="string">
            <text:p><text:span text:style-name="T211">монтирование папки для сохранения данных </text:span><text:span text:style-name="T212">внутри контейнера</text:span><text:span text:style-name="T213"> между запусками</text:span></text:p>
          </table:table-cell>
          <table:table-cell table:number-columns-repeated="1022"/>
        </table:table-row>
        <table:table-row table:style-name="ro28">
          <table:table-cell table:style-name="ce26" office:value-type="string" calcext:value-type="string">
            <text:p><text:span text:style-name="T153">docker run -p 3000:3000 </text:span><text:span text:style-name="T131">-v app/node_modules</text:span><text:span text:style-name="T154"> </text:span><text:span text:style-name="T155">-v $(pwd):/app</text:span><text:span text:style-name="T154"> </text:span><text:span text:style-name="T133">&lt;image ID&gt;</text:span></text:p>
          </table:table-cell>
          <table:table-cell table:style-name="ce26" office:value-type="string" calcext:value-type="string">
            <text:p><text:span text:style-name="T236">put a bookmark on a nod modules folder of a container (bookmark means «Don“t touch it, don“t reference, this folder works fine»)</text:span><text:span text:style-name="T121"> and </text:span><text:span text:style-name="T237">make reference of our (PWD — print working directory) workdir folder to a folder inside a container</text:span></text:p>
            <text:p><text:span text:style-name="T46">(we make a volume = refernce)</text:span></text:p>
          </table:table-cell>
          <table:table-cell table:number-columns-repeated="1022"/>
        </table:table-row>
        <table:table-row table:style-name="ro5">
          <table:table-cell table:style-name="ce26" office:value-type="string" calcext:value-type="string">
            <text:p><text:span text:style-name="T156">docker</text:span><text:span text:style-name="T157"> </text:span><text:span text:style-name="T158">run</text:span><text:span text:style-name="T159"> --</text:span><text:span text:style-name="T160">rm</text:span><text:span text:style-name="T161"> -</text:span><text:span text:style-name="T158">d</text:span><text:span text:style-name="T159"> -</text:span><text:span text:style-name="T162">p</text:span><text:span text:style-name="T157"> 27017: 27017 </text:span><text:span text:style-name="T162">mongo</text:span></text:p>
          </table:table-cell>
          <table:table-cell table:style-name="ce26" office:value-type="string" calcext:value-type="string">
            <text:p><text:span text:style-name="T238">запуск контейнера </text:span>Mongo из имаджа с Докер-библиотеки. <text:span text:style-name="T206">Временная</text:span> ДБ, которая <text:span text:style-name="T206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26"/>
          <table:table-cell table:style-name="ce2"/>
          <table:table-cell table:number-columns-repeated="1022"/>
        </table:table-row>
        <table:table-row table:style-name="ro2">
          <table:table-cell table:style-name="ce36" office:value-type="string" calcext:value-type="string">
            <text:p>VOLUME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pan text:style-name="T139">docker volume create</text:span><text:span text:style-name="T118"> </text:span><text:span text:style-name="T163">&lt;имя волюма&gt;</text:span></text:p>
          </table:table-cell>
          <table:table-cell table:style-name="ce26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30">docker volume ls</text:span></text:p>
          </table:table-cell>
          <table:table-cell table:style-name="ce26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<text:span text:style-name="T164">docker run --rm --name</text:span> &lt; имя контейнера &gt; <text:span text:style-name="T165">-d -p 8080:8080 -e TZ=Europe/Moscow -</text:span><text:span text:style-name="T166">v &lt;ИМЯ ВОЛЮМА&gt;: &lt;абсолютный путь внутри контейнера</text:span>&gt; &lt; имя имаджа &gt;</text:p>
          </table:table-cell>
          <table:table-cell table:style-name="ce26" office:value-type="string" calcext:value-type="string">
            <text:p>монтирование папки для сохранения данных <text:span text:style-name="T239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Работа с функционирующим контейнером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38" office:value-type="string" calcext:value-type="string">
            <text:p>exec</text:p>
          </table:table-cell>
          <table:table-cell table:style-name="ce27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7">docker</text:span> exec -it &lt;container ID&gt; &lt;command&gt;</text:p>
          </table:table-cell>
          <table:table-cell table:style-name="ce2" office:value-type="string" calcext:value-type="string">
            <text:p><text:span text:style-name="T240">allows to provide input</text:span><text:span text:style-name="T73"> </text:span><text:span text:style-name="T241">with tips and help</text:span><text:span text:style-name="T73"> to STDIN and </text:span><text:span text:style-name="T242">send another command</text:span><text:span text:style-name="T73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7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95">docker exec -it </text:span><text:span text:style-name="T168">&lt;container ID&gt;</text:span><text:span text:style-name="T97"> </text:span><text:span text:style-name="T169">sh</text:span></text:p>
          </table:table-cell>
          <table:table-cell table:style-name="ce26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docker exec -it <text:span text:style-name="T170">&lt;container ID&gt;</text:span> /bin/bash</text:p>
          </table:table-cell>
          <table:table-cell table:style-name="ce26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48">Ctrl+D or ‘exit’</text:span></text:p>
          </table:table-cell>
          <table:table-cell table:style-name="ce27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2">
          <table:table-cell table:style-name="ce26" office:value-type="string" calcext:value-type="string">
            <text:p><text:span text:style-name="T171">docker </text:span><text:span text:style-name="T78">commit</text:span><text:span text:style-name="T93"> </text:span><text:span text:style-name="T172">-c</text:span><text:span text:style-name="T93"> </text:span><text:span text:style-name="T92">„CMD [«redis-server»]“</text:span><text:span text:style-name="T93"> </text:span><text:span text:style-name="T173">&lt;ID of a container&gt;</text:span></text:p>
          </table:table-cell>
          <table:table-cell table:style-name="ce26" office:value-type="string" calcext:value-type="string">
            <text:p><text:span text:style-name="T46">Создаёт имадж из выбранного контейнера.</text:span></text:p>
            <text:p><text:span text:style-name="T46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6">Именно так на каждом шагу делают Dockerfiles</text:span></text:p>
          </table:table-cell>
          <table:table-cell table:number-columns-repeated="1022"/>
        </table:table-row>
        <table:table-row table:style-name="ro24">
          <table:table-cell table:style-name="ce26" office:value-type="string" calcext:value-type="string">
            <text:p><text:span text:style-name="T80">docker </text:span><text:span text:style-name="T78">commit</text:span><text:span text:style-name="T80"> </text:span><text:span text:style-name="T174">5267e21d140</text:span><text:span text:style-name="T80"> </text:span><text:span text:style-name="T175">denis_v2</text:span><text:span text:style-name="T80">:</text:span><text:span text:style-name="T176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9">
          <table:table-cell table:style-name="ce2" office:value-type="string" calcext:value-type="string">
            <text:p><text:span text:style-name="T167">docker</text:span> <text:span text:style-name="T177">cp</text:span> foo.txt <text:span text:style-name="T178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7">docker</text:span> <text:span text:style-name="T177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7">docker</text:span> <text:span text:style-name="T177">cp</text:span> src/. mycontainer:/target</text:p>
            <text:p><text:span text:style-name="T167">docker</text:span> <text:span text:style-name="T177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Остановка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0">
          <table:table-cell table:style-name="ce26" office:value-type="string" calcext:value-type="string">
            <text:p><text:span text:style-name="T126">docker </text:span><text:span text:style-name="T179">stop</text:span><text:span text:style-name="T128"> </text:span><text:span text:style-name="T168">&lt;name or ID of a container&gt;</text:span></text:p>
          </table:table-cell>
          <table:table-cell table:style-name="ce26" office:value-type="string" calcext:value-type="string">
            <text:p><text:span text:style-name="T243">stop </text:span><text:span text:style-name="T93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24">
          <table:table-cell table:style-name="ce26" office:value-type="string" calcext:value-type="string">
            <text:p><text:span text:style-name="T95">docker </text:span><text:span text:style-name="T169">kill</text:span><text:span text:style-name="T97"> </text:span><text:span text:style-name="T168">&lt;name or ID of a container&gt;</text:span></text:p>
          </table:table-cell>
          <table:table-cell table:style-name="ce26" office:value-type="string" calcext:value-type="string">
            <text:p><text:span text:style-name="T244">kill</text:span><text:span text:style-name="T123"> container </text:span><text:span text:style-name="T121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7">docker</text:span> <text:span text:style-name="T180">stop</text:span> $(<text:span text:style-name="T167">docker</text:span> <text:span text:style-name="T177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Удаление</text:p>
          </table:table-cell>
          <table:table-cell table:style-name="ce29"/>
          <table:table-cell table:number-columns-repeated="1022"/>
        </table:table-row>
        <table:table-row table:style-name="ro5">
          <table:table-cell table:style-name="ce38" office:value-type="string" calcext:value-type="string">
            <text:p>system prune</text:p>
          </table:table-cell>
          <table:table-cell table:style-name="ce26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26"/>
          <table:table-cell table:number-columns-repeated="1022"/>
        </table:table-row>
        <table:table-row table:style-name="ro2">
          <table:table-cell table:style-name="ce31" office:value-type="string" calcext:value-type="string">
            <text:p>docker<text:span text:style-name="T181"> </text:span><text:span text:style-name="T182">rm</text:span><text:span text:style-name="T183"> </text:span><text:span text:style-name="T184">&lt;ID контейнера или имя&gt;</text:span></text:p>
          </table:table-cell>
          <table:table-cell table:style-name="ce2" office:value-type="string" calcext:value-type="string">
            <text:p><text:span text:style-name="T211">остановить выполнение контейнера и </text:span><text:span text:style-name="T212">удалить</text:span><text:span text:style-name="T213"> его</text:span>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pan text:style-name="T185">docker rm</text:span><text:span text:style-name="T186"> $(</text:span><text:span text:style-name="T187">docker ps</text:span><text:span text:style-name="T188"> -</text:span><text:span text:style-name="T189">qa)</text:span></text:p>
          </table:table-cell>
          <table:table-cell table:style-name="ce26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0">docker</text:span><text:span text:style-name="T191"> </text:span><text:span text:style-name="T192">rmi</text:span><text:span text:style-name="T191"> </text:span><text:span text:style-name="T193">&lt;имя имаджа&gt;</text:span></text:p>
          </table:table-cell>
          <table:table-cell table:style-name="ce26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4">docker</text:span><text:span text:style-name="T195"> </text:span><text:span text:style-name="T196">rmi</text:span><text:span text:style-name="T195"> $(</text:span><text:span text:style-name="T197">docker images -q</text:span><text:span text:style-name="T195">)</text:span></text:p>
          </table:table-cell>
          <table:table-cell table:style-name="ce2" office:value-type="string" calcext:value-type="string">
            <text:p><text:span text:style-name="T14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98">sudo docker rmi </text:span><text:span text:style-name="T199">$(</text:span><text:span text:style-name="T198">sudo docker images -f</text:span><text:span text:style-name="T199"> "dangling=true" -q)</text:span></text:p>
          </table:table-cell>
          <table:table-cell table:style-name="ce25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9" office:value-type="string" calcext:value-type="string">
            <text:p>Dockerfile</text:p>
          </table:table-cell>
          <table:table-cell table:style-name="ce29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98">FROM python:3.6</text:span></text:p>
            <text:p><text:span text:style-name="T200">RUN mkdir -p </text:span><text:span text:style-name="T201">/usr/src/app/</text:span></text:p>
            <text:p><text:span text:style-name="T200">WORKDIR </text:span><text:span text:style-name="T201">/usr/src/app/</text:span>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26" office:value-type="string" calcext:value-type="string">
            <text:p><text:span text:style-name="T126">COPY </text:span><text:span text:style-name="T202">.</text:span><text:span text:style-name="T128"> </text:span><text:span text:style-name="T203">/usr/src/app/</text:span></text:p>
          </table:table-cell>
          <table:table-cell table:style-name="ce27" office:value-type="string" calcext:value-type="string">
            <text:p>- <text:span text:style-name="T245">a path on our computer relatively to a build context</text:span> and <text:span text:style-name="T246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27"/>
          <table:table-cell table:number-columns-repeated="1022"/>
        </table:table-row>
        <table:table-row table:style-name="ro4">
          <table:table-cell table:style-name="ce31" office:value-type="string" calcext:value-type="string">
            <text:p><text:span text:style-name="T46">CMD [“python”, “app.py”]</text:span></text:p>
          </table:table-cell>
          <table:table-cell table:style-name="ce2" office:value-type="string" calcext:value-type="string">
            <text:p><text:span text:style-name="T217">вместо CMD может быть </text:span><text:span text:style-name="T200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31" office:value-type="string" calcext:value-type="string">
            <text:p>ENV TZ Europe/Moscow</text:p>
          </table:table-cell>
          <table:table-cell table:style-name="ce39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3">
          <table:table-cell table:style-name="ce2" office:value-type="string" calcext:value-type="string">
            <text:p><text:span text:style-name="T98">FROM python:3.8</text:span></text:p>
            <text:p><text:span text:style-name="T98">RUN mkdir -p /usr/src/app1/</text:span></text:p>
            <text:p><text:span text:style-name="T98">WORKDIR /usr/src/app1/</text:span></text:p>
            <text:p><text:span text:style-name="T98">COPY . /usr/src/app1/</text:span></text:p>
            <text:p><text:span text:style-name="T98">RUN pip install --no-cache-dir -r requirements.txt</text:span></text:p>
            <text:p><text:span text:style-name="T98">EXPOSE 8080</text:span></text:p>
            <text:p/>
            <text:p><text:span text:style-name="T98">ENTRYPOINT ["python"]</text:span></text:p>
            <text:p><text:span text:style-name="T98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9" office:value-type="string" calcext:value-type="string">
            <text:p>docker-compose</text:p>
          </table:table-cell>
          <table:table-cell table:style-name="ce2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3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4">
          <table:table-cell table:style-name="ce40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4">docker-compose</text:span> <text:span text:style-name="T177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8" table:number-columns-repeated="2" table:default-cell-style-name="ce42"/>
        <table:table-column table:style-name="co4" table:number-columns-repeated="62" table:default-cell-style-name="ce42"/>
        <table:table-column table:style-name="co4" table:number-columns-repeated="960" table:default-cell-style-name="ce1"/>
        <table:table-row table:style-name="ro1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3" office:value-type="string" calcext:value-type="string">
            <text:p>Windows Server</text:p>
          </table:table-cell>
          <table:table-cell table:style-name="ce43"/>
          <table:table-cell table:number-columns-repeated="1022"/>
        </table:table-row>
        <table:table-row table:style-name="ro10">
          <table:table-cell table:style-name="ce41"/>
          <table:table-cell table:style-name="ce41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shutdown -r</text:p>
          </table:table-cell>
          <table:table-cell table:style-name="ce41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4">
          <table:table-cell table:style-name="ce41" office:value-type="string" calcext:value-type="string">
            <text:p>shutdown -r -t 60</text:p>
          </table:table-cell>
          <table:table-cell table:style-name="ce41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3" office:value-type="string" calcext:value-type="string">
            <text:p>Windows 10</text:p>
          </table:table-cell>
          <table:table-cell table:style-name="ce43"/>
          <table:table-cell table:number-columns-repeated="1022"/>
        </table:table-row>
        <table:table-row table:style-name="ro9">
          <table:table-cell table:style-name="ce41" office:value-type="string" calcext:value-type="string">
            <text:p>powercfg.exe /hibernate off</text:p>
          </table:table-cell>
          <table:table-cell table:style-name="ce41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41" table:number-columns-repeated="2"/>
          <table:table-cell table:number-columns-repeated="1022"/>
        </table:table-row>
        <table:table-row table:style-name="ro2">
          <table:table-cell table:style-name="ce41" office:value-type="string" calcext:value-type="string">
            <text:p>Планировщик задач</text:p>
          </table:table-cell>
          <table:table-cell table:style-name="ce44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41" table:number-columns-repeated="2"/>
          <table:table-cell table:number-columns-repeated="1022"/>
        </table:table-row>
        <table:table-row table:style-name="ro4">
          <table:table-cell table:style-name="ce41" office:value-type="string" calcext:value-type="string">
            <text:p>cls</text:p>
          </table:table-cell>
          <table:table-cell table:style-name="ce41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 table:number-rows-repeated="11">
          <table:table-cell table:style-name="ce41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1" svg:font-family="'Liberation Sans'"/>
    <style:font-face style:name="Liberation Sans11" svg:font-family="'Liberation Sans1'"/>
    <style:font-face style:name="Liberation Sans2" svg:font-family="'Liberation Sans2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'" fo:font-size="11pt" style:font-name-asian="Liberation Sans11" style:font-family-asian="'Liberation Sans1'" style:font-size-asian="11pt" style:font-name-complex="Liberation Sans1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09-16T15:20:37.771723023</dc:date>
    <meta:editing-cycles>439</meta:editing-cycles>
    <meta:editing-duration>PT10H29S</meta:editing-duration>
    <meta:document-statistic meta:table-count="4" meta:cell-count="743" meta:object-count="0"/>
  </office:meta>
</office:document-meta>
</file>